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l5Substitution.__addElement( in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erl5Substitution._finalInterpolatedSub( MatchResul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erl5Substitution.__isInterpolationCharacter( char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l5Substitution.Perl5Substitution( String substitu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l5Substitution.Perl5Substitution( String substitution , int numInterpol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l5Substitution._calcSub( StringBuffer buffer , MatchResult result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42">
            <text:p text:style-name="Table_20_Contents">42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Perl5Substitution.appendSubstitution( StringBuffer appendBuffer , MatchResult match , int substitutionCount , PatternMatcherInput originalInput , PatternMatcher matcher , Pattern patter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erl5Substitution.setSubstitution( String substitu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l5Substitution.Perl5Substit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erl5Substitution.setSubstitution( String substitution , int numInterpola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erl5Substitution.__parseSubs( String sub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38">
            <text:p text:style-name="Table_20_Contents">38</text:p>
          </table:table-cell>
          <table:table-cell office:value-type="float" office:value="90">
            <text:p text:style-name="Table_20_Contents">9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